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RequestMatchers.i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JsonPathRequestMatchers( String expression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.value(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isNo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i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sonPathRequestMatcher.match( ClientHttp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RequestMatchers.is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value(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matchInternal( MockClient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RequestMatcher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value( Matcher &lt; ? super T &gt; matcher ,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RequestMatchers.has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doesNotHaveJson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i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i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RequestMatcher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